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onsolas" fo:font-size="11pt" fo:font-weight="bold" officeooo:rsid="001b18e9" officeooo:paragraph-rsid="001b18e9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da5ff" style:font-name="Cascadia Code" fo:font-size="10pt" fo:font-style="normal" style:font-size-asian="10pt" style:font-style-asian="normal"/>
    </style:style>
    <style:style style:name="T4" style:family="text">
      <style:text-properties fo:color="#fda5ff" style:font-name="Cascadia Code" fo:font-size="10pt" fo:font-style="italic" style:font-size-asian="10pt" style:font-style-asian="italic"/>
    </style:style>
    <style:style style:name="T5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9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fo:font-weight="normal" officeooo:rsid="001b88e3" style:font-size-asian="10pt" style:font-style-asian="normal" style:font-weight-asian="normal"/>
    </style:style>
    <style:style style:name="T17" style:family="text">
      <style:text-properties style:font-name="Cascadia Code" fo:font-size="10pt" fo:font-style="normal" style:font-size-asian="10pt" style:font-style-asian="normal"/>
    </style:style>
    <style:style style:name="T18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19" style:family="text">
      <style:text-properties style:font-name="Cascadia Code" fo:font-size="10pt" fo:font-style="italic" style:font-size-asian="10pt" style:font-style-asian="italic"/>
    </style:style>
    <style:style style:name="T20" style:family="text">
      <style:text-properties fo:font-size="10pt" fo:font-style="normal" fo:font-weight="normal" style:font-size-asian="10pt" style:font-style-asian="normal" style:font-weight-asian="normal"/>
    </style:style>
    <style:style style:name="T21" style:family="text">
      <style:text-properties fo:font-size="10pt" fo:font-style="normal" fo:font-weight="normal" style:font-size-asian="10pt" style:font-style-asian="normal" style:font-weight-asian="normal"/>
    </style:style>
    <style:style style:name="T22" style:family="text">
      <style:text-properties fo:font-size="10pt" fo:font-style="normal" fo:font-weight="normal" style:font-size-asian="10pt" style:font-style-asian="normal" style:font-weight-asian="normal"/>
    </style:style>
    <style:style style:name="T23" style:family="text">
      <style:text-properties fo:font-size="10pt" fo:font-style="normal" fo:font-weight="normal" style:font-size-asian="10pt" style:font-style-asian="normal" style:font-weight-asian="normal"/>
    </style:style>
    <style:style style:name="T24" style:family="text">
      <style:text-properties fo:font-size="10pt" fo:font-style="normal" fo:font-weight="normal" style:font-size-asian="10pt" style:font-style-asian="normal" style:font-weight-asian="normal"/>
    </style:style>
    <style:style style:name="T25" style:family="text">
      <style:text-properties fo:font-size="10pt" fo:font-style="normal" fo:font-weight="normal" style:font-size-asian="10pt" style:font-style-asian="normal" style:font-weight-asian="normal"/>
    </style:style>
    <style:style style:name="T26" style:family="text">
      <style:text-properties fo:font-size="10pt" fo:font-style="normal" fo:font-weight="normal" officeooo:rsid="001b88e3" style:font-size-asian="10pt" style:font-style-asian="normal" style:font-weight-asian="normal"/>
    </style:style>
    <style:style style:name="T27" style:family="text">
      <style:text-properties fo:font-size="10pt" fo:font-style="normal" style:font-size-asian="10pt" style:font-style-asian="normal"/>
    </style:style>
    <style:style style:name="T28" style:family="text">
      <style:text-properties fo:font-size="10pt" fo:font-style="italic" fo:font-weight="normal" style:font-size-asian="10pt" style:font-style-asian="italic" style:font-weight-asian="normal"/>
    </style:style>
    <style:style style:name="T29" style:family="text">
      <style:text-properties fo:font-size="10pt" fo:font-style="italic" style:font-size-asian="10pt" style:font-style-asian="italic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style="normal" fo:font-weight="normal" officeooo:rsid="001b88e3" style:font-style-asian="normal" style:font-weight-asian="normal"/>
    </style:style>
    <style:style style:name="T37" style:family="text">
      <style:text-properties fo:font-style="normal" style:font-style-asian="normal"/>
    </style:style>
    <style:style style:name="T38" style:family="text">
      <style:text-properties fo:font-style="italic" fo:font-weight="normal" style:font-style-asian="italic" style:font-weight-asian="normal"/>
    </style:style>
    <style:style style:name="T39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3"><text:span text:style-name="T30">public class </text:span><text:span text:style-name="T30">SecuenciaNumeros {</text:span><text:line-break/><text:span text:style-name="T30"> <text:s text:c="3"/></text:span><text:span text:style-name="T30">private int </text:span><text:span text:style-name="T37">numero</text:span><text:span text:style-name="T30">;</text:span><text:line-break/><text:line-break/><text:span text:style-name="T30"> <text:s text:c="3"/></text:span><text:span text:style-name="T30">public </text:span><text:span text:style-name="T30">SecuenciaNumeros</text:span><text:span text:style-name="T30">() {</text:span><text:line-break/><text:span text:style-name="T30"> <text:s text:c="7"/></text:span><text:span text:style-name="T30">this</text:span><text:span text:style-name="T30">.</text:span><text:span text:style-name="T37">numero </text:span><text:span text:style-name="T30">= </text:span><text:span text:style-name="T30">22</text:span><text:span text:style-name="T30">;</text:span><text:line-break/><text:span text:style-name="T30"> <text:s text:c="3"/></text:span><text:span text:style-name="T30">}</text:span><text:line-break/><text:line-break/><text:span text:style-name="T30"> <text:s text:c="3"/></text:span><text:span text:style-name="T30">public </text:span><text:span text:style-name="T30">SecuenciaNumeros</text:span><text:span text:style-name="T30">(</text:span><text:span text:style-name="T30">int </text:span><text:span text:style-name="T38">numero</text:span><text:span text:style-name="T30">) {</text:span><text:line-break/><text:span text:style-name="T30"> <text:s text:c="7"/></text:span><text:span text:style-name="T30">this</text:span><text:span text:style-name="T30">.</text:span><text:span text:style-name="T37">numero </text:span><text:span text:style-name="T30">= </text:span><text:span text:style-name="T38">numero</text:span><text:span text:style-name="T30">;</text:span><text:line-break/><text:span text:style-name="T30"> <text:s text:c="3"/></text:span><text:span text:style-name="T30">}</text:span><text:line-break/><text:line-break/><text:span text:style-name="T30"> <text:s text:c="3"/></text:span><text:span text:style-name="T30">public int </text:span><text:span text:style-name="T30">getNumero</text:span><text:span text:style-name="T30">() {</text:span><text:line-break/><text:span text:style-name="T30"> <text:s text:c="7"/></text:span><text:span text:style-name="T30">return </text:span><text:span text:style-name="T37">numero</text:span><text:span text:style-name="T30">;</text:span><text:line-break/><text:span text:style-name="T30"> <text:s text:c="3"/></text:span><text:span text:style-name="T30">}</text:span><text:line-break/><text:line-break/><text:span text:style-name="T30"> <text:s text:c="3"/></text:span><text:span text:style-name="T30">public void </text:span><text:span text:style-name="T30">setNumero</text:span><text:span text:style-name="T30">(</text:span><text:span text:style-name="T30">int </text:span><text:span text:style-name="T38">numero</text:span><text:span text:style-name="T30">) {</text:span><text:line-break/><text:span text:style-name="T30"> <text:s text:c="7"/></text:span><text:span text:style-name="T30">this</text:span><text:span text:style-name="T30">.</text:span><text:span text:style-name="T37">numero </text:span><text:span text:style-name="T30">= </text:span><text:span text:style-name="T38">numero</text:span><text:span text:style-name="T30">;</text:span><text:line-break/><text:span text:style-name="T30"> <text:s text:c="3"/></text:span><text:span text:style-name="T30">}</text:span><text:line-break/><text:line-break/><text:span text:style-name="T30"> <text:s text:c="3"/></text:span><text:span text:style-name="T30">public void </text:span><text:span text:style-name="T30">longitudCiclo</text:span><text:span text:style-name="T30">() {</text:span><text:line-break/><text:span text:style-name="T30"> <text:s text:c="7"/></text:span><text:span text:style-name="T30">int </text:span><text:span text:style-name="T30">cont</text:span><text:span text:style-name="T30">;</text:span><text:line-break/><text:span text:style-name="T30"> <text:s text:c="7"/></text:span><text:span text:style-name="T30">cont </text:span><text:span text:style-name="T30">= </text:span><text:span text:style-name="T30">1</text:span><text:span text:style-name="T30">;</text:span><text:line-break/><text:span text:style-name="T30"> <text:s text:c="7"/></text:span><text:span text:style-name="T30">int </text:span><text:span text:style-name="T30">aux </text:span><text:span text:style-name="T30">= this</text:span><text:span text:style-name="T30">.</text:span><text:span text:style-name="T37">numero</text:span><text:span text:style-name="T30">;</text:span><text:line-break/><text:line-break/><text:span text:style-name="T30"> <text:s text:c="7"/></text:span><text:span text:style-name="T30">while</text:span><text:span text:style-name="T30">(aux </text:span><text:span text:style-name="T30">!= </text:span><text:span text:style-name="T30">1</text:span><text:span text:style-name="T30">){</text:span><text:line-break/><text:span text:style-name="T30"> <text:s text:c="11"/></text:span><text:span text:style-name="T30">if</text:span><text:span text:style-name="T30">(aux </text:span><text:span text:style-name="T30">% </text:span><text:span text:style-name="T30">2 </text:span><text:span text:style-name="T30">== </text:span><text:span text:style-name="T30">0</text:span><text:span text:style-name="T30">){</text:span><text:line-break/><text:span text:style-name="T30"> <text:s text:c="15"/>aux </text:span><text:span text:style-name="T30">= </text:span><text:span text:style-name="T30">aux</text:span><text:span text:style-name="T30">/</text:span><text:span text:style-name="T30">2</text:span><text:span text:style-name="T30">;</text:span><text:line-break/><text:span text:style-name="T30"> <text:s text:c="11"/></text:span><text:span text:style-name="T30">} </text:span><text:span text:style-name="T30">else </text:span><text:span text:style-name="T30">{</text:span><text:line-break/><text:span text:style-name="T30"> <text:s text:c="15"/>aux </text:span><text:span text:style-name="T30">= </text:span><text:span text:style-name="T30">aux</text:span><text:span text:style-name="T30">*</text:span><text:span text:style-name="T30">3</text:span><text:span text:style-name="T30">+</text:span><text:span text:style-name="T30">1</text:span><text:span text:style-name="T30">;</text:span><text:line-break/><text:span text:style-name="T30"> <text:s text:c="11"/></text:span><text:span text:style-name="T30">}</text:span><text:line-break/><text:span text:style-name="T30"> <text:s text:c="11"/>cont</text:span><text:span text:style-name="T30">++</text:span><text:span text:style-name="T30">;</text:span><text:line-break/><text:span text:style-name="T30"> <text:s text:c="7"/></text:span><text:span text:style-name="T30">}</text:span><text:line-break/><text:span text:style-name="T30"> <text:s text:c="7"/>System.</text:span><text:span text:style-name="T39">out</text:span><text:span text:style-name="T30">.</text:span><text:span text:style-name="T30">println</text:span><text:span text:style-name="T30">(cont)</text:span><text:span text:style-name="T30">;</text:span><text:line-break/><text:span text:style-name="T30"> <text:s text:c="3"/></text:span><text:span text:style-name="T30">}</text:span><text:line-break/><text:line-break/><text:span text:style-name="T30"> <text:s text:c="3"/></text:span><text:span text:style-name="T30">public void </text:span><text:span text:style-name="T30">escribeSecuencia</text:span><text:span text:style-name="T30">() {</text:span><text:line-break/><text:span text:style-name="T30"> <text:s text:c="7"/></text:span><text:span text:style-name="T30">int </text:span><text:span text:style-name="T30">aux </text:span><text:span text:style-name="T30">= this</text:span><text:span text:style-name="T30">.</text:span><text:span text:style-name="T37">numero</text:span><text:span text:style-name="T30">;</text:span><text:line-break/><text:line-break/><text:span text:style-name="T30"> <text:s text:c="7"/></text:span><text:span text:style-name="T30">System.</text:span><text:span text:style-name="T39">out</text:span><text:span text:style-name="T30">.</text:span><text:span text:style-name="T30">print</text:span><text:span text:style-name="T30">(aux </text:span><text:span text:style-name="T30">+ </text:span><text:span text:style-name="T30">" "</text:span><text:span text:style-name="T30">)</text:span><text:span text:style-name="T30">;</text:span><text:line-break/><text:span text:style-name="T30"> <text:s text:c="7"/></text:span><text:span text:style-name="T30">while</text:span><text:span text:style-name="T30">(aux </text:span><text:span text:style-name="T30">!= </text:span><text:span text:style-name="T30">1</text:span><text:span text:style-name="T30">){</text:span><text:line-break/><text:span text:style-name="T30"> <text:s text:c="11"/></text:span><text:span text:style-name="T30">if</text:span><text:span text:style-name="T30">(aux </text:span><text:span text:style-name="T30">% </text:span><text:span text:style-name="T30">2 </text:span><text:span text:style-name="T30">== </text:span><text:span text:style-name="T30">0</text:span><text:span text:style-name="T30">){</text:span><text:line-break/><text:span text:style-name="T30"> <text:s text:c="15"/>aux </text:span><text:span text:style-name="T30">= </text:span><text:span text:style-name="T30">aux</text:span><text:span text:style-name="T30">/</text:span><text:span text:style-name="T30">2</text:span><text:span text:style-name="T30">;</text:span><text:line-break/><text:span text:style-name="T30"> <text:s text:c="11"/></text:span><text:span text:style-name="T30">} </text:span><text:span text:style-name="T30">else </text:span><text:span text:style-name="T30">{</text:span><text:line-break/><text:span text:style-name="T30"> <text:s text:c="15"/>aux </text:span><text:span text:style-name="T30">= </text:span><text:span text:style-name="T30">aux</text:span><text:span text:style-name="T30">*</text:span><text:span text:style-name="T30">3</text:span><text:span text:style-name="T30">+</text:span><text:span text:style-name="T30">1</text:span><text:span text:style-name="T30">;</text:span><text:line-break/><text:span text:style-name="T30"> <text:s text:c="11"/></text:span><text:span text:style-name="T30">}</text:span><text:line-break/><text:span text:style-name="T30"> <text:s text:c="11"/>System.</text:span><text:span text:style-name="T39">out</text:span><text:span text:style-name="T30">.</text:span><text:span text:style-name="T30">print</text:span><text:span text:style-name="T30">(aux </text:span><text:span text:style-name="T30">+ </text:span><text:span text:style-name="T30">" "</text:span><text:span text:style-name="T30">)</text:span><text:span text:style-name="T30">;</text:span><text:line-break/><text:span text:style-name="T30"> <text:s text:c="7"/></text:span><text:span text:style-name="T30">}</text:span><text:line-break/><text:span text:style-name="T30"> <text:s text:c="3"/>}</text:span><text:line-break/><text:span text:style-name="T30">}</text:span></text:p>
      <text:p text:style-name="P2"/>
      <text:p text:style-name="P4">Ejercicio 2</text:p>
      <text:p text:style-name="P2"/>
      <text:p text:style-name="P3"><text:span text:style-name="T30">import </text:span><text:span text:style-name="T30">java.util.Scanner</text:span><text:span text:style-name="T30">;</text:span><text:line-break/><text:line-break/><text:span text:style-name="T30">public class </text:span><text:span text:style-name="T30">Ejercicio</text:span><text:span text:style-name="T36">2</text:span><text:span text:style-name="T30"> {</text:span><text:line-break/><text:line-break/><text:span text:style-name="T30"> <text:s text:c="3"/></text:span><text:span text:style-name="T30">public static void </text:span><text:span text:style-name="T30">main</text:span><text:span text:style-name="T30">(String[] </text:span><text:span text:style-name="T38">args</text:span><text:span text:style-name="T30">) {</text:span><text:line-break/><text:span text:style-name="T30"> <text:s text:c="7"/>Scanner t </text:span><text:span text:style-name="T30">= new </text:span><text:span text:style-name="T30">Scanner</text:span><text:span text:style-name="T30">(System.</text:span><text:span text:style-name="T39">in</text:span><text:span text:style-name="T30">)</text:span><text:span text:style-name="T30">;</text:span><text:line-break/><text:span text:style-name="T30"> <text:s text:c="7"/></text:span><text:span text:style-name="T30">int </text:span><text:span text:style-name="T30">n</text:span><text:span text:style-name="T30">;</text:span><text:line-break/><text:span text:style-name="T30"> <text:s text:c="7"/></text:span><text:span text:style-name="T30">System.</text:span><text:span text:style-name="T39">out</text:span><text:span text:style-name="T30">.</text:span><text:span text:style-name="T30">print</text:span><text:span text:style-name="T30">(</text:span><text:span text:style-name="T30">"Introduzca un número: "</text:span><text:span text:style-name="T30">)</text:span><text:span text:style-name="T30">;</text:span><text:line-break/><text:span text:style-name="T30"> <text:s text:c="7"/></text:span><text:span text:style-name="T30">n </text:span><text:span text:style-name="T30">= </text:span><text:span text:style-name="T30">t.</text:span><text:span text:style-name="T30">nextInt</text:span><text:span text:style-name="T30">()</text:span><text:span text:style-name="T30">;</text:span><text:line-break/><text:span text:style-name="T30"> <text:s text:c="7"/></text:span><text:span text:style-name="T30">SecuenciaNumeros num </text:span><text:span text:style-name="T30">= new </text:span><text:span text:style-name="T30">SecuenciaNumeros</text:span><text:span text:style-name="T30">(n)</text:span><text:span text:style-name="T30">;</text:span><text:line-break/><text:span text:style-name="T30"> <text:s text:c="7"/></text:span><text:span text:style-name="T30">num.</text:span><text:span text:style-name="T30">longitudCiclo</text:span><text:span text:style-name="T30">()</text:span><text:span text:style-name="T30">;</text:span><text:line-break/><text:span text:style-name="T30"> <text:s text:c="7"/></text:span><text:span text:style-name="T30">num.</text:span><text:span text:style-name="T30">escribeSecuencia</text:span><text:span text:style-name="T30">()</text:span><text:span text:style-name="T30">;</text:span><text:line-break/><text:span text:style-name="T30"> <text:s text:c="3"/></text:span><text:span text:style-name="T30">}</text:span><text:line-break/><text:span text:style-name="T30">}</text:span><text:lin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7:44:09.865000000</meta:creation-date>
    <meta:generator>LibreOffice/6.3.2.2$Windows_X86_64 LibreOffice_project/98b30e735bda24bc04ab42594c85f7fd8be07b9c</meta:generator>
    <dc:date>2020-01-24T17:49:01.761000000</dc:date>
    <meta:editing-duration>PT4M51S</meta:editing-duration>
    <meta:editing-cycles>2</meta:editing-cycles>
    <meta:document-statistic meta:table-count="0" meta:image-count="0" meta:object-count="0" meta:page-count="2" meta:paragraph-count="4" meta:word-count="149" meta:character-count="1356" meta:non-whitespace-character-count="812"/>
  </office:meta>
</office:document-meta>
</file>